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dicatedMap.PredicatedMap( Map map , Predicate keyPredicate , Predicate valuePredic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edicatedMap.isSetValue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Map.check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dicated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d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dMap.putAll( Map mapToCop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dicated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dMap.decorate( Map map , Predicate keyPredicate , Predicate value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Map.validate( Object key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